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21defd"/>
    </style:style>
    <style:style style:name="P2" style:family="paragraph" style:parent-style-name="Standard">
      <style:paragraph-properties fo:line-height="100%"/>
      <style:text-properties fo:language="en" fo:country="US" officeooo:rsid="003b7ea4" officeooo:paragraph-rsid="0019bea0"/>
    </style:style>
    <style:style style:name="P3" style:family="paragraph" style:parent-style-name="Standard">
      <style:paragraph-properties fo:line-height="100%"/>
      <style:text-properties fo:language="en" fo:country="US" officeooo:rsid="000f685b" officeooo:paragraph-rsid="000f685b"/>
    </style:style>
    <style:style style:name="P4" style:family="paragraph" style:parent-style-name="Standard">
      <style:paragraph-properties fo:line-height="100%"/>
      <style:text-properties fo:language="en" fo:country="US" officeooo:rsid="000f685b" officeooo:paragraph-rsid="00126301"/>
    </style:style>
    <style:style style:name="P5" style:family="paragraph" style:parent-style-name="Standard">
      <style:paragraph-properties fo:line-height="100%"/>
      <style:text-properties fo:language="en" fo:country="US" fo:font-weight="normal" officeooo:rsid="001f5331" officeooo:paragraph-rsid="0019bea0" style:font-weight-asian="normal" style:font-weight-complex="normal"/>
    </style:style>
    <style:style style:name="P6" style:family="paragraph" style:parent-style-name="Standard">
      <style:paragraph-properties fo:line-height="100%"/>
      <style:text-properties fo:language="en" fo:country="US" officeooo:rsid="0010300d" officeooo:paragraph-rsid="0010300d"/>
    </style:style>
    <style:style style:name="P7" style:family="paragraph" style:parent-style-name="Standard">
      <style:paragraph-properties fo:line-height="100%"/>
      <style:text-properties fo:language="en" fo:country="US" officeooo:rsid="00490be7" officeooo:paragraph-rsid="00490be7"/>
    </style:style>
    <style:style style:name="P8" style:family="paragraph" style:parent-style-name="Standard">
      <style:paragraph-properties fo:line-height="100%"/>
    </style:style>
    <style:style style:name="P9" style:family="paragraph" style:parent-style-name="Standard">
      <style:paragraph-properties fo:line-height="100%"/>
      <style:text-properties officeooo:paragraph-rsid="0019bea0"/>
    </style:style>
    <style:style style:name="P10" style:family="paragraph" style:parent-style-name="Standard">
      <style:paragraph-properties fo:line-height="100%"/>
      <style:text-properties officeooo:paragraph-rsid="003549e1"/>
    </style:style>
    <style:style style:name="P11" style:family="paragraph" style:parent-style-name="Standard">
      <style:paragraph-properties fo:line-height="100%"/>
      <style:text-properties officeooo:paragraph-rsid="003f95d3"/>
    </style:style>
    <style:style style:name="P12" style:family="paragraph" style:parent-style-name="Standard">
      <style:paragraph-properties fo:line-height="100%"/>
      <style:text-properties fo:language="en" fo:country="US" officeooo:rsid="003e99be" officeooo:paragraph-rsid="003e99be"/>
    </style:style>
    <style:style style:name="P13" style:family="paragraph" style:parent-style-name="Standard">
      <style:paragraph-properties fo:line-height="100%"/>
      <style:text-properties fo:language="en" fo:country="US" officeooo:rsid="0010300d" officeooo:paragraph-rsid="0010300d"/>
    </style:style>
    <style:style style:name="P14" style:family="paragraph" style:parent-style-name="Standard">
      <style:paragraph-properties fo:line-height="100%" fo:text-align="center" style:justify-single-word="false"/>
      <style:text-properties fo:language="en" fo:country="US" fo:font-weight="bold" officeooo:rsid="004db544" officeooo:paragraph-rsid="004db544" style:font-weight-asian="bold" style:font-weight-complex="bold"/>
    </style:style>
    <style:style style:name="P15" style:family="paragraph" style:parent-style-name="Standard">
      <style:paragraph-properties fo:line-height="100%" fo:text-align="start" style:justify-single-word="false"/>
      <style:text-properties fo:language="en" fo:country="US" fo:font-weight="bold" officeooo:rsid="004db544" officeooo:paragraph-rsid="004db544" style:font-weight-asian="bold" style:font-weight-complex="bold"/>
    </style:style>
    <style:style style:name="T1" style:family="text">
      <style:text-properties officeooo:rsid="0010f198"/>
    </style:style>
    <style:style style:name="T2" style:family="text">
      <style:text-properties fo:language="en" fo:country="US" officeooo:rsid="000f685b"/>
    </style:style>
    <style:style style:name="T3" style:family="text">
      <style:text-properties fo:language="en" fo:country="US" officeooo:rsid="00151417"/>
    </style:style>
    <style:style style:name="T4" style:family="text">
      <style:text-properties fo:language="en" fo:country="US" officeooo:rsid="0010300d"/>
    </style:style>
    <style:style style:name="T5" style:family="text">
      <style:text-properties fo:language="en" fo:country="US" fo:font-weight="normal" officeooo:rsid="0010300d" style:font-weight-asian="normal" style:font-weight-complex="normal"/>
    </style:style>
    <style:style style:name="T6" style:family="text">
      <style:text-properties fo:language="en" fo:country="US" fo:font-weight="normal" officeooo:rsid="0017536a" style:font-weight-asian="normal" style:font-weight-complex="normal"/>
    </style:style>
    <style:style style:name="T7" style:family="text">
      <style:text-properties fo:language="en" fo:country="US" fo:font-weight="normal" officeooo:rsid="002e06ef" style:font-weight-asian="normal" style:font-weight-complex="normal"/>
    </style:style>
    <style:style style:name="T8" style:family="text">
      <style:text-properties fo:language="en" fo:country="US" fo:font-weight="normal" officeooo:rsid="002ff1b3" style:font-weight-asian="normal" style:font-weight-complex="normal"/>
    </style:style>
    <style:style style:name="T9" style:family="text">
      <style:text-properties fo:language="en" fo:country="US" fo:font-weight="normal" officeooo:rsid="00322980" style:font-weight-asian="normal" style:font-weight-complex="normal"/>
    </style:style>
    <style:style style:name="T10" style:family="text">
      <style:text-properties fo:language="en" fo:country="US" fo:font-weight="normal" officeooo:rsid="00328d11" style:font-weight-asian="normal" style:font-weight-complex="normal"/>
    </style:style>
    <style:style style:name="T11" style:family="text">
      <style:text-properties fo:language="en" fo:country="US" fo:font-weight="normal" officeooo:rsid="0032e5f0" style:font-weight-asian="normal" style:font-weight-complex="normal"/>
    </style:style>
    <style:style style:name="T12" style:family="text">
      <style:text-properties fo:language="en" fo:country="US" fo:font-weight="normal" officeooo:rsid="0033591a" style:font-weight-asian="normal" style:font-weight-complex="normal"/>
    </style:style>
    <style:style style:name="T13" style:family="text">
      <style:text-properties fo:language="en" fo:country="US" fo:font-weight="normal" officeooo:rsid="0033c40a" style:font-weight-asian="normal" style:font-weight-complex="normal"/>
    </style:style>
    <style:style style:name="T14" style:family="text">
      <style:text-properties fo:language="en" fo:country="US" fo:font-weight="normal" officeooo:rsid="0034d0e6" style:font-weight-asian="normal" style:font-weight-complex="normal"/>
    </style:style>
    <style:style style:name="T15" style:family="text">
      <style:text-properties fo:language="en" fo:country="US" fo:font-weight="normal" officeooo:rsid="003549e1" style:font-weight-asian="normal" style:font-weight-complex="normal"/>
    </style:style>
    <style:style style:name="T16" style:family="text">
      <style:text-properties fo:language="en" fo:country="US" fo:font-weight="normal" officeooo:rsid="001f5331" style:font-weight-asian="normal" style:font-weight-complex="normal"/>
    </style:style>
    <style:style style:name="T17" style:family="text">
      <style:text-properties fo:language="en" fo:country="US" fo:font-weight="normal" officeooo:rsid="003878d7" style:font-weight-asian="normal" style:font-weight-complex="normal"/>
    </style:style>
    <style:style style:name="T18" style:family="text">
      <style:text-properties fo:language="en" fo:country="US" fo:font-weight="normal" officeooo:rsid="003b7ea4" style:font-weight-asian="normal" style:font-weight-complex="normal"/>
    </style:style>
    <style:style style:name="T19" style:family="text">
      <style:text-properties fo:language="en" fo:country="US" fo:font-weight="normal" officeooo:rsid="003e99be" style:font-weight-asian="normal" style:font-weight-complex="normal"/>
    </style:style>
    <style:style style:name="T20" style:family="text">
      <style:text-properties fo:language="en" fo:country="US" fo:font-weight="normal" officeooo:rsid="003f95d3" style:font-weight-asian="normal" style:font-weight-complex="normal"/>
    </style:style>
    <style:style style:name="T21" style:family="text">
      <style:text-properties fo:language="en" fo:country="US" fo:font-weight="normal" officeooo:rsid="004175fe" style:font-weight-asian="normal" style:font-weight-complex="normal"/>
    </style:style>
    <style:style style:name="T22" style:family="text">
      <style:text-properties fo:language="en" fo:country="US" fo:font-weight="normal" officeooo:rsid="00428166" style:font-weight-asian="normal" style:font-weight-complex="normal"/>
    </style:style>
    <style:style style:name="T23" style:family="text">
      <style:text-properties fo:language="en" fo:country="US" fo:font-weight="normal" officeooo:rsid="00444b86" style:font-weight-asian="normal" style:font-weight-complex="normal"/>
    </style:style>
    <style:style style:name="T24" style:family="text">
      <style:text-properties fo:language="en" fo:country="US" fo:font-weight="normal" officeooo:rsid="00463847" style:font-weight-asian="normal" style:font-weight-complex="normal"/>
    </style:style>
    <style:style style:name="T25" style:family="text">
      <style:text-properties fo:language="en" fo:country="US" fo:font-weight="normal" officeooo:rsid="0048db75" style:font-weight-asian="normal" style:font-weight-complex="normal"/>
    </style:style>
    <style:style style:name="T26" style:family="text">
      <style:text-properties fo:language="en" fo:country="US" fo:font-weight="normal" officeooo:rsid="00490c19" style:font-weight-asian="normal" style:font-weight-complex="normal"/>
    </style:style>
    <style:style style:name="T27" style:family="text">
      <style:text-properties fo:language="en" fo:country="US" fo:font-weight="normal" officeooo:rsid="0049d5af" style:font-weight-asian="normal" style:font-weight-complex="normal"/>
    </style:style>
    <style:style style:name="T28" style:family="text">
      <style:text-properties fo:language="en" fo:country="US" fo:font-weight="normal" officeooo:rsid="004a7929" style:font-weight-asian="normal" style:font-weight-complex="normal"/>
    </style:style>
    <style:style style:name="T29" style:family="text">
      <style:text-properties fo:language="en" fo:country="US" fo:font-weight="normal" officeooo:rsid="004a889a" style:font-weight-asian="normal" style:font-weight-complex="normal"/>
    </style:style>
    <style:style style:name="T30" style:family="text">
      <style:text-properties fo:language="en" fo:country="US" officeooo:rsid="0019bea0"/>
    </style:style>
    <style:style style:name="T31" style:family="text">
      <style:text-properties fo:language="en" fo:country="US" officeooo:rsid="00250433"/>
    </style:style>
    <style:style style:name="T32" style:family="text">
      <style:text-properties fo:language="en" fo:country="US" officeooo:rsid="0029e570"/>
    </style:style>
    <style:style style:name="T33" style:family="text">
      <style:text-properties fo:language="en" fo:country="US" officeooo:rsid="002b6afc"/>
    </style:style>
    <style:style style:name="T34" style:family="text">
      <style:text-properties fo:language="en" fo:country="US" officeooo:rsid="002b8352"/>
    </style:style>
    <style:style style:name="T35" style:family="text">
      <style:text-properties fo:language="en" fo:country="US" officeooo:rsid="002c95d6"/>
    </style:style>
    <style:style style:name="T36" style:family="text">
      <style:text-properties fo:language="en" fo:country="US" officeooo:rsid="002e06ef"/>
    </style:style>
    <style:style style:name="T37" style:family="text">
      <style:text-properties fo:language="en" fo:country="US" officeooo:rsid="003b7ea4"/>
    </style:style>
    <style:style style:name="T38" style:family="text">
      <style:text-properties fo:language="en" fo:country="US" officeooo:rsid="003c9a53"/>
    </style:style>
    <style:style style:name="T39" style:family="text">
      <style:text-properties fo:language="en" fo:country="US" officeooo:rsid="003d550d"/>
    </style:style>
    <style:style style:name="T40" style:family="text">
      <style:text-properties fo:language="en" fo:country="US" officeooo:rsid="003e99be"/>
    </style:style>
    <style:style style:name="T41" style:family="text">
      <style:text-properties officeooo:rsid="001baff3"/>
    </style:style>
    <style:style style:name="T42" style:family="text">
      <style:text-properties fo:language="de" fo:country="DE" fo:font-weight="normal" officeooo:rsid="002e06ef" style:font-weight-asian="normal" style:font-weight-complex="normal"/>
    </style:style>
    <style:style style:name="T43" style:family="text">
      <style:text-properties fo:language="de" fo:country="DE" fo:font-weight="normal" officeooo:rsid="00319579" style:font-weight-asian="normal" style:font-weight-complex="normal"/>
    </style:style>
    <style:style style:name="T44" style:family="text">
      <style:text-properties fo:language="de" fo:country="DE" fo:font-weight="normal" officeooo:rsid="00322980" style:font-weight-asian="normal" style:font-weight-complex="normal"/>
    </style:style>
    <style:style style:name="T45" style:family="text">
      <style:text-properties fo:language="de" fo:country="DE" fo:font-weight="normal" officeooo:rsid="003b7ea4" style:font-weight-asian="normal" style:font-weight-complex="normal"/>
    </style:style>
    <style:style style:name="T46" style:family="text">
      <style:text-properties fo:language="de" fo:country="DE" fo:font-weight="normal" officeooo:rsid="00444b86" style:font-weight-asian="normal" style:font-weight-complex="normal"/>
    </style:style>
    <style:style style:name="T47" style:family="text">
      <style:text-properties fo:language="de" fo:country="DE" fo:font-weight="normal" officeooo:rsid="0049baae" style:font-weight-asian="normal" style:font-weight-complex="normal"/>
    </style:style>
    <style:style style:name="T48" style:family="text">
      <style:text-properties fo:language="de" fo:country="DE" fo:font-weight="normal" officeooo:rsid="004a7929" style:font-weight-asian="normal" style:font-weight-complex="normal"/>
    </style:style>
    <style:style style:name="T49"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Introduction</text:p>
      <text:p text:style-name="P3"/>
      <text:p text:style-name="P4"><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41">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41">Thus, it seems that Sub-Saharan Africa remains the most conflict-ridden region of the modern world as well as the one that demonstrates the highest rates of poverty.</text:span></text:p>
      <text:p text:style-name="P8"><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35">In a</text:span>nother <text:span text:style-name="T34">known </text:span>study by Miguel et. Al, <text:span text:style-name="T35">the authors employed </text:span>an instrumental variable approach <text:span text:style-name="T35">and </text:span>have <text:span text:style-name="T35">discovered </text:span><text:s/>a significant relationship between economic growth and civil conflict, namely <text:span text:style-name="T32">that</text:span><text:span text:style-name="T33"> a negative growth shock of five percentage points increases the likelihood of conflict by one-half the following year.</text:span><text:span text:style-name="T3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33"> </text:span></text:p>
      <text:p text:style-name="P9"><text:span text:style-name="T2"><text:tab/>Foreign aid, defined as a voluntary transfer of resources from one country to another, is an established tool of international relations. The stated goals of such monetary transfers </text:span><text:span text:style-name="T3">have a clear benevolent direction of reducing poverty, extending infrastructure or other humanitarian considerations</text:span><text:span text:style-name="T2">. </text:span><text:span text:style-name="T31">In general, the primary arguments in favor of distributing international aid pertain to the attempt at improving the economic conditions of a country and foster its growth.</text:span><text:span text:style-name="T2"> </text:span><text:span text:style-name="T36">Since foreign financial aid directly influences the level of economic developments of a country as well as its immediate economic situation, it is quite expected that such financial transfers must have some effect on the level of conflict. However</text:span><text:span text:style-name="T2">, </text:span><text:span text:style-name="T36">measuring </text:span><text:span text:style-name="T2">the </text:span><text:span text:style-name="T31">actual </text:span><text:span text:style-name="T2">effects </text:span><text:span text:style-name="T36">and </text:span><text:span text:style-name="T2">of </text:span><text:span text:style-name="T30">such</text:span> foreign aid flows <text:span text:style-name="T36">has proven to be </text:span><text:span text:style-name="T4">quite </text:span><text:span text:style-name="T36">difficult and </text:span><text:span text:style-name="T4">controversial. </text:span><text:span text:style-name="T31">Over the recent years there has been quite a lot of published research focusing on the relationship between foreign aid, economic growth and level of conflict. The numerous </text:span><text:span text:style-name="T5">studies came to very </text:span><text:span text:style-name="T43">contrasting</text:span><text:span text:style-name="T5"> conclusions. Existing research on the relationship between aid and conflict, yields </text:span><text:span text:style-name="T6">rather </text:span><text:span text:style-name="T5">contradictory findings: some studies show that aid mitigates violence by strengthening conflict-mitigating institutions, while other studies indicate that aid exacerbates violence by indirectly financing warring parties. </text:span><text:span text:style-name="T43">Thus, the question whether foreign aid works, i.e. whether it attains the intended effect is far from settled.</text:span></text:p>
      <text:p text:style-name="P10"><text:span text:style-name="T5"><text:tab/></text:span><text:span text:style-name="T8">There are a couple of established points of view on the </text:span><text:span text:style-name="T5">causal mechanisms </text:span><text:span text:style-name="T8">that regulate the relationship between </text:span><text:span text:style-name="T43">foreign aid and civil conflict</text:span><text:span text:style-name="T8">. </text:span><text:span text:style-name="T7">One common theoretical </text:span><text:span text:style-name="T42">line of </text:span><text:span text:style-name="T7">reasoning </text:span><text:span text:style-name="T44">postulates </text:span><text:soft-page-break/><text:span text:style-name="T44">that does indeed help to lower the likelihood of conflict. </text:span><text:span text:style-name="T10">According to this point of view, the primary mechanisms with which foreign aid can have a significant impact on the level of conflict are indirect economic influences. </text:span><text:span text:style-name="T11">Various studies have linked</text:span><text:span text:style-name="T10"> </text:span><text:span text:style-name="T11">improvement in the primary economic indicators of wellbeing in a country with a positive (in the sense of reducing the scale of violence) effect on the civil wars.</text:span><text:span text:style-name="T44"> </text:span><text:span text:style-name="T12">For example, increasing income per capita, economic growth as well as decreasing dependence on primary commodity exports have been shown to be correlated with the probability of civil conflict onset in the future. <text:s/></text:span><text:span text:style-name="T13">Articles by Fearon &amp; Laitin 2003; Collier &amp; Dollar 2002 corroborate this perspective by establishing </text:span><text:span text:style-name="T14">that a country’s socio-demographic factors (poverty, political instability, population size) have a measurable effect on the probability of a civil war.</text:span></text:p>
      <text:p text:style-name="P11"><text:span text:style-name="T14"><text:tab/></text:span><text:span text:style-name="T19">The alternative point of view on the causal mechanism of the </text:span><text:span text:style-name="T8">relationship between </text:span><text:span text:style-name="T43">foreign aid and civil conflict </text:span><text:span text:style-name="T19">is quite opposite to the one that was discussed above. Here, </text:span><text:span text:style-name="T20">the findings have demonstrated that development aid actually has a harmful association with conflict. </text:span><text:span text:style-name="T21">The established line of reasoning for this causal </text:span><text:span text:style-name="T22">mechanism </text:span><text:span text:style-name="T21">is that international aid presents an influx of resources into a country or territory and that this fact may incentivize more conflict related to redistribution of these new resources.</text:span><text:span text:style-name="T21"><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21"> </text:span><text:span text:style-name="T23">Fiona Terry </text:span><text:span text:style-name="T24">examines several cases of civil wars in order to </text:span><text:span text:style-name="T46">addresses the question </text:span><text:span text:style-name="T23">of </text:span><text:span text:style-name="T24">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25">The common assumption is that aid flows constitute a transfer of a valuable and attractive lootable resource to the </text:span><text:span text:style-name="T27">government</text:span><text:span text:style-name="T25">, which gives the rebelling factions incentives to capture it for their needs. In this way, international aid might actually lead to an increase in the probability of conflict, </text:span><text:span text:style-name="T26">as argued </text:span><text:span text:style-name="T47">in the respective studies by </text:span><text:span text:style-name="T26">by Grossmann and Findley </text:span><text:span text:style-name="T47">et al</text:span><text:span text:style-name="T25">.</text:span><text:span text:style-name="T25"><text:note text:id="ftn6" text:note-class="footnote"><text:note-citation>6</text:note-citation><text:note-body><text:p text:style-name="Footnote">Grossman, Herschel I. 1992. “Foreign Aid and Insurrection.” Defence Economics 3 (4): 275–88 </text:p></text:note-body></text:note></text:span><text:span text:style-name="T25"> </text:span><text:span text:style-name="T25"><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25"><text:s/>Nunn </text:span><text:span text:style-name="T28">and</text:span><text:span text:style-name="T25"> Qian </text:span><text:span text:style-name="T27">show that </text:span><text:span text:style-name="T28">the recipient of the aid need not be the government as well as that the form of the aid is not limited to monetary transfers.</text:span><text:span text:style-name="T28"><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28"> Moreover, a </text:span><text:span text:style-name="T29">rapid </text:span><text:span text:style-name="T28">change in the quantity and quality of aid can also lead to a measurable impact on the likelihood of conflict onse</text:span><text:span text:style-name="T48">t, since it presents a siginifcant change to the power distribution and status quo in </text:span><text:span text:style-name="T28">a</text:span><text:span text:style-name="T48"> country.</text:span><text:span text:style-name="T48"><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48"> </text:span></text:p>
      <text:p text:style-name="P11"><text:span text:style-name="T14"><text:tab/></text:span><text:span text:style-name="T15">One has to point out an important </text:span><text:span text:style-name="T44">distinction between the likelihood of a conflict‘s</text:span><text:span text:style-name="T9"> onset or its continuation. </text:span><text:span text:style-name="T15">Some researchers have come to a conclusion that a set of explanatory variables can effectively serve as a predictor for </text:span><text:span text:style-name="T44">the likelihood </text:span><text:span text:style-name="T15">of </text:span><text:span text:style-name="T44">a conflict‘s</text:span><text:span text:style-name="T9"> </text:span><text:span text:style-name="T15">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1"><text:span text:style-name="T15"><text:tab/></text:span><text:span text:style-name="T16"> </text:span><text:span text:style-name="T17">There has been some research into difference between predictors or correlates of onset and continuation of civil wars with some rather interesting findings. For example, one study examined </text:span><text:span text:style-name="T45">the h</text:span><text:span text:style-name="T18">ypothesis that </text:span>the factors associated with the continuation of war might be quite similar to those associated with <text:span text:style-name="T37">its </text:span>onset, <text:span text:style-name="T38">the null hypothesis being that variables affect onset and continuation </text:span><text:soft-page-break/><text:span text:style-name="T38">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37">Having acknowledged the limitations that arise from the fact that the amount of observations which would be helpful in supporting or rejecting the initial hypothesis is quite sparse, the authors nevertheless came to a conclusion that </text:span><text:span text:style-name="T39">while some variables </text:span><text:span text:style-name="T37">indeed </text:span><text:span text:style-name="T39">demonstrate similar effects, </text:span><text:span text:style-name="T37">there </text:span><text:span text:style-name="T39">still </text:span><text:span text:style-name="T37">are some differences in the power of certain explanatory variables to predict the probability of a conflict’s onset vs. continuation. </text:span><text:span text:style-name="T39">Thus, it seems </text:span><text:span text:style-name="T40">that there is merit to the idea of treating the onset and continuation of a civil conflict as separate events.</text:span></text:p>
      <text:p text:style-name="P12"><text:tab/></text:p>
      <text:p text:style-name="P2"/>
      <text:p text:style-name="P5"/>
      <text:p text:style-name="P5"/>
      <text:p text:style-name="P3"/>
      <text:p text:style-name="P6">Introduction – the effects are sometimes mixed</text:p>
      <text:p text:style-name="P6"><text:tab/>what are the main established causal mechanisms</text:p>
      <text:p text:style-name="P6"/>
      <text:p text:style-name="P7">The question of <text:span text:style-name="T49">fungible </text:span>aid</text:p>
      <text:p text:style-name="P6"/>
      <text:p text:style-name="P6">Why it is important to work on ADM1 level and not country level</text:p>
      <text:p text:style-name="P6"/>
      <text:p text:style-name="P6">Justification for our indices</text:p>
      <text:p text:style-name="P6"/>
      <text:p text:style-name="P6">Results</text:p>
      <text:p text:style-name="P6"/>
      <text:p text:style-name="P6">Dicussion</text:p>
      <text:p text:style-name="P6"/>
      <text:p text:style-name="P6"/>
      <text:p text:style-name="P14">ANALYSIS</text:p>
      <text:p text:style-name="P14"/>
      <text:p text:style-name="P15"><text:tab/>COUPLE OF WORDS ABOUT DATASETS (SOURCE, COLLECTION, ETC.)</text:p>
      <text:p text:style-name="P15"><text:tab/></text:p>
      <text:p text:style-name="P15"><text:tab/>WHAT TOOLS ARE USED</text:p>
      <text:p text:style-name="P15"/>
      <text:p text:style-name="P15"><text:tab/>PECULIARITIES OF THE DATA</text:p>
      <text:p text:style-name="P15"/>
      <text:p text:style-name="P15"><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3M</meta:editing-duration>
    <meta:editing-cycles>20</meta:editing-cycles>
    <meta:generator>LibreOffice/5.4.3.2$Windows_X86_64 LibreOffice_project/92a7159f7e4af62137622921e809f8546db437e5</meta:generator>
    <dc:date>2018-06-24T00:05:15.851000000</dc:date>
    <meta:document-statistic meta:table-count="0" meta:image-count="0" meta:object-count="0" meta:page-count="3" meta:paragraph-count="32" meta:word-count="1543" meta:character-count="9893" meta:non-whitespace-character-count="8358"/>
    <meta:user-defined meta:name="Info 1"/>
    <meta:user-defined meta:name="Info 2"/>
    <meta:user-defined meta:name="Info 3"/>
    <meta:user-defined meta:name="Info 4"/>
  </office:meta>
</office:document-meta>
</file>